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OMISE OF GOD (4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ROMISE OF GOD (4:1-11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whereabouts (4:3b, 5-6, 8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whereabouts (4:3b, 5-6, 8-10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God's Old Testament rest (4:3b, 5-6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God's New Testament rest (4:8-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ROMISE OF GOD (4:1-11):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whereabouts (4:3b, 5-6, 8-10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way (4:2-3a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witnesses (4:4, 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witnesses (4:4, 7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Moses spoke of these rests (Gen. 2:2) (4:4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David spoke of these rests (Ps. 95:11) (4:7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PROMISE OF GOD (4:1-11):<text:s text:c="1"/></text:span><text:span text:style-name="a500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whereabouts (4:3b, 5-6, 8-10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way (4:2-3a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witnesses (4:4, 7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wisdom (4:1, 11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Hebrews 4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THE PROMISE OF GOD (4:1-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POWER OF GOD (4:12-13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-title-Title-Slide" presentation:presentation-page-layout-name="Master1-PPL1" draw:id="Slide-263">
        <draw:frame draw:id="id97" presentation:style-name="a538" draw:name="Title 1" svg:x="1.38in" svg:y="0.83in" svg:width="10.3in" svg:height="4.42in" presentation:class="title" presentation:placeholder="false">
          <draw:text-box>
            <text:p text:style-name="a537" text:class-names="" text:cond-style-name=""><text:span text:style-name="a535" text:class-names="">THE POWER OF GOD (4:12-13)<text:s text:c="1"/></text:span><text:span text:style-name="a536" text:class-names=""/></text:p>
          </draw:text-box>
          <svg:title/>
          <svg:desc/>
        </draw:frame>
        <draw:frame draw:id="id98" presentation:style-name="a543" draw:name="Subtitle 2" svg:x="1.38in" svg:y="5.25in" svg:width="10.3in" svg:height="1.85in" presentation:class="subtitle" presentation:placeholder="false">
          <draw:text-box>
            <text:p text:style-name="a540" text:class-names="" text:cond-style-name=""><text:span text:style-name="a539" text:class-names=""><text:s text:c="1"/>What it is (4:12a-b)<text:s text:c="1"/></text:span></text:p>
            <text:p text:style-name="a542" text:class-names="" text:cond-style-name=""><text:span text:style-name="a541" text:class-names=""/></text:p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What it is (4:12a-b)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Its definition (4:12a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Its description (4:12b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POWER OF GOD (4:12-13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What it is (4:12a-b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What it does (4:12c-13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What it does (4:12c-13)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It exposes all thoughts and desires (4:12c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It exposes all humankind (4:13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POWER OF GOD (4:12-13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What it is (4:12a-b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What it does (4:12c-13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Hebrews 4<text:s text:c="1"/></text:span><text:span text:style-name="a606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PROMISE OF GOD (4:1-11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POWER OF GOD (4:12-13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PRIEST OF GOD (4:14-16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THE PRIEST OF GOD (4:14-16)<text:s text:c="1"/></text:span><text:span text:style-name="a624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Who he is (4:14a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What he is (4:14b-15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What he is (4:14b-15):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He once was tempted in all areas (4:15).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He now can help us in any area (4:14b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THE PRIEST OF GOD (4:14-16)<text:s text:c="1"/></text:span><text:span text:style-name="a654" text:class-names=""/></text:p>
          </draw:text-box>
          <svg:title/>
          <svg:desc/>
        </draw:frame>
        <draw:frame draw:id="id114" presentation:style-name="a669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Who he is (4:14a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What he is (4:14b-15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Where he is (4:16): At the very throne of grace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7" draw:style-name="a670" draw:master-page-name="Master1-Layout12-tx-Title-and-Text" presentation:presentation-page-layout-name="Master1-PPL12" draw:id="Slide-272">
        <draw:frame draw:id="id115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Hebrews 4<text:s text:c="1"/></text:span><text:span text:style-name="a672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THE PROMISE OF GOD (4:1-11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THE POWER OF GOD (4:12-13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THE PRIEST OF GOD (4:14-16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4 </dc:title>
    <meta:initial-creator>David STRICKLAND</meta:initial-creator>
    <dc:creator>David STRICKLAND</dc:creator>
    <meta:creation-date>2020-02-24T10:52:37Z</meta:creation-date>
    <dc:date>2020-02-24T10:52:37Z</dc:date>
    <meta:template xlink:href="BibleStudy" xlink:type="simple"/>
    <meta:editing-cycles>1</meta:editing-cycles>
    <meta:editing-duration>PT0S</meta:editing-duration>
    <meta:document-statistic meta:paragraph-count="54" meta:word-count="408"/>
  </office:meta>
</office:document-meta>
</file>